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color="#800000"/>
    </style:style>
    <style:style style:name="P4" style:family="paragraph" style:parent-style-name="Standard">
      <style:text-properties fo:color="#ff3333"/>
    </style:style>
    <style:style style:name="P5" style:family="paragraph" style:parent-style-name="Standard">
      <style:text-properties fo:color="#ff3333" fo:font-weight="bold" style:font-weight-asian="bold" style:font-weight-complex="bold"/>
    </style:style>
    <style:style style:name="P6" style:family="paragraph" style:parent-style-name="Standard">
      <style:text-properties fo:color="#0000ff"/>
    </style:style>
    <style:style style:name="P7" style:family="paragraph" style:parent-style-name="Standard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lises block et inline : </text:p>
      <text:p text:style-name="P4"/>
      <text:p text:style-name="P5">Block :</text:p>
      <text:p text:style-name="P1"/>
      <text:p text:style-name="Standard">Div, p h1-h6, ul li</text:p>
      <text:p text:style-name="Standard"/>
      <text:p text:style-name="P5">Inline : </text:p>
      <text:p text:style-name="P3"/>
      <text:p text:style-name="Standard">a, img, span, center</text:p>
      <text:p text:style-name="Standard"/>
      <text:p text:style-name="Standard">Block prends toutes la place et la prochain élement sera en dessous</text:p>
      <text:p text:style-name="Standard"/>
      <text:p text:style-name="Standard">inline permet d'avoir un élément a côté</text:p>
      <text:p text:style-name="Standard"/>
      <text:p text:style-name="P4">Outils CSS pour chaque navigateur:</text:p>
      <text:p text:style-name="Standard"/>
      <text:p text:style-name="Standard">Eric Meyer's CSS Reset </text:p>
      <text:p text:style-name="Standard"/>
      <text:p text:style-name="P6"><text:a xlink:type="simple" xlink:href="https://meyerweb.com/eric/tools/css/reset/" text:style-name="Internet_20_link" text:visited-style-name="Visited_20_Internet_20_Link">https://meyerweb.com/eric/tools/css/reset/</text:a></text:p>
      <text:p text:style-name="P6"/>
      <text:p text:style-name="Standard"/>
      <text:p text:style-name="Standard">Normalize CSS</text:p>
      <text:p text:style-name="Standard"/>
      <text:p text:style-name="P6"><text:a xlink:type="simple" xlink:href="https://github.com/necolas/normalize.css/" text:style-name="Internet_20_link" text:visited-style-name="Visited_20_Internet_20_Link">https://github.com/necolas/normalize.css/</text:a></text:p>
      <text:p text:style-name="P6"/>
      <text:p text:style-name="P6"/>
      <text:p text:style-name="P7">Centrer : </text:p>
      <text:p text:style-name="P7"/>
      <text:p text:style-name="P7">margin : 0 auto ;</text:p>
      <text:p text:style-name="P7"/>
      <text:p text:style-name="P7">Calculer en css :</text:p>
      <text:p text:style-name="P7"/>
      <text:p text:style-name="P7">Methode calc(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2T13:49:09.87</meta:creation-date>
    <meta:generator>OpenOffice/4.1.5$Win32 OpenOffice.org_project/415m1$Build-9789</meta:generator>
    <dc:date>2018-10-02T16:56:18.80</dc:date>
    <meta:editing-duration>PT3H7M8S</meta:editing-duration>
    <meta:editing-cycles>3</meta:editing-cycles>
    <meta:document-statistic meta:table-count="0" meta:image-count="0" meta:object-count="0" meta:page-count="1" meta:paragraph-count="16" meta:word-count="63" meta:character-count="398"/>
  </office:meta>
</office:document-meta>
</file>